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umberland AMT" svg:font-family="'Cumberland A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0pt" style:font-size-asian="10pt" style:font-size-complex="10pt"/>
    </style:style>
    <style:style style:name="P2" style:family="paragraph" style:parent-style-name="Preformatted_20_Text">
      <style:paragraph-properties fo:margin-top="0cm" fo:margin-bottom="0.499cm"/>
      <style:text-properties fo:font-size="10pt" style:font-size-asian="10pt" style:font-size-complex="10pt"/>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ext_20_body">
      <style:text-properties fo:font-size="10pt" style:font-size-asian="10pt" style:font-size-complex="10pt"/>
    </style:style>
    <style:style style:name="P7" style:family="paragraph" style:parent-style-name="Text_20_body">
      <style:paragraph-properties fo:margin-top="0cm" fo:margin-bottom="0cm"/>
    </style:style>
    <style:style style:name="P8" style:family="paragraph" style:parent-style-name="Text_20_body" style:list-style-name="L1"/>
    <style:style style:name="P9" style:family="paragraph" style:parent-style-name="Text_20_body" style:list-style-name="L2">
      <style:text-properties fo:font-size="10pt" style:font-size-asian="10pt" style:font-size-complex="10pt"/>
    </style:style>
    <style:style style:name="P10" style:family="paragraph" style:parent-style-name="Text_20_body" style:list-style-name="L1">
      <style:paragraph-properties fo:margin-top="0cm" fo:margin-bottom="0cm"/>
    </style:style>
    <style:style style:name="P11" style:family="paragraph" style:parent-style-name="Text_20_body" style:list-style-name="L6">
      <style:paragraph-properties fo:margin-top="0cm" fo:margin-bottom="0cm"/>
    </style:style>
    <style:style style:name="P12" style:family="paragraph" style:parent-style-name="Text_20_body" style:list-style-name="L1">
      <style:paragraph-properties fo:margin-left="-1.245cm" fo:margin-right="0cm" fo:margin-top="0cm" fo:margin-bottom="0cm" fo:text-indent="0cm" style:auto-text-indent="false"/>
      <style:text-properties fo:font-size="10pt" style:font-size-asian="10pt" style:font-size-complex="10pt"/>
    </style:style>
    <style:style style:name="P13" style:family="paragraph" style:parent-style-name="Text_20_body" style:list-style-name="L1">
      <style:paragraph-properties fo:margin-left="-1.245cm" fo:margin-right="0cm" fo:margin-top="0cm" fo:margin-bottom="0cm" fo:text-indent="0cm" style:auto-text-indent="false"/>
    </style:style>
    <style:style style:name="P14" style:family="paragraph" style:parent-style-name="Text_20_body">
      <style:paragraph-properties fo:margin-left="0cm" fo:margin-right="0cm" fo:margin-top="0cm" fo:margin-bottom="0cm" fo:text-indent="0cm" style:auto-text-indent="false"/>
    </style:style>
    <style:style style:name="P15" style:family="paragraph" style:parent-style-name="Text_20_body">
      <style:paragraph-properties fo:margin-left="0cm" fo:margin-right="0cm" fo:margin-top="0cm" fo:margin-bottom="0cm" fo:text-indent="0cm" style:auto-text-indent="false"/>
      <style:text-properties fo:font-size="10pt" style:font-size-asian="10pt" style:font-size-complex="10pt"/>
    </style:style>
    <style:style style:name="P16" style:family="paragraph" style:parent-style-name="Text_20_body" style:list-style-name="L6">
      <style:paragraph-properties fo:margin-left="0cm" fo:margin-right="0cm" fo:margin-top="0cm" fo:margin-bottom="0cm" fo:text-indent="0cm" style:auto-text-indent="false"/>
    </style:style>
    <style:style style:name="P17" style:family="paragraph" style:parent-style-name="Standard">
      <style:text-properties fo:font-size="10pt" style:font-size-asian="10pt" style:font-size-complex="10pt"/>
    </style:style>
    <style:style style:name="P18" style:family="paragraph" style:parent-style-name="Standard" style:list-style-name="L2">
      <style:text-properties fo:font-size="10pt" style:font-size-asian="10pt" style:font-size-complex="10pt"/>
    </style:style>
    <style:style style:name="P19" style:family="paragraph" style:parent-style-name="Standard" style:list-style-name="L3">
      <style:text-properties fo:font-size="10pt" style:font-size-asian="10pt" style:font-size-complex="10pt"/>
    </style:style>
    <style:style style:name="P20" style:family="paragraph" style:parent-style-name="Standard" style:list-style-name="L4">
      <style:text-properties fo:font-size="10pt" style:font-size-asian="10pt" style:font-size-complex="10pt"/>
    </style:style>
    <style:style style:name="P21" style:family="paragraph" style:parent-style-name="Standard" style:list-style-name="L5">
      <style:text-properties fo:font-size="10pt" style:font-size-asian="10pt" style:font-size-complex="10pt"/>
    </style:style>
    <style:style style:name="P22" style:family="paragraph" style:parent-style-name="Standard" style:list-style-name="L6">
      <style:text-properties fo:font-size="10pt" style:font-size-asian="10pt" style:font-size-complex="10pt"/>
    </style:style>
    <style:style style:name="P23" style:family="paragraph" style:parent-style-name="Standard" style:list-style-name="L7">
      <style:text-properties fo:font-size="10pt" style:font-size-asian="10pt" style:font-size-complex="10pt"/>
    </style:style>
    <style:style style:name="P24" style:family="paragraph" style:parent-style-name="Standard">
      <style:text-properties fo:font-size="10pt" fo:font-weight="bold" style:font-size-asian="10pt" style:font-weight-asian="bold" style:font-size-complex="10pt" style:font-weight-complex="bold"/>
    </style:style>
    <style:style style:name="P25" style:family="paragraph" style:parent-style-name="Standard">
      <style:text-properties style:font-name="Times New Roman" fo:font-size="10pt" style:font-size-asian="10pt" style:font-size-complex="10pt"/>
    </style:style>
    <style:style style:name="P26" style:family="paragraph" style:parent-style-name="Standard" style:list-style-name="L3"/>
    <style:style style:name="P27" style:family="paragraph" style:parent-style-name="Standard" style:list-style-name="L6"/>
    <style:style style:name="P28" style:family="paragraph" style:parent-style-name="Standard" style:list-style-name="L7"/>
    <style:style style:name="P29" style:family="paragraph" style:parent-style-name="Heading_20_3">
      <style:text-properties fo:font-size="10pt" style:font-size-asian="10pt" style:font-size-complex="10pt"/>
    </style:style>
    <style:style style:name="P30" style:family="paragraph" style:parent-style-name="Preformatted_20_Text">
      <style:text-properties fo:font-size="10pt" style:font-size-asian="10pt" style:font-size-complex="10pt"/>
    </style:style>
    <style:style style:name="P31" style:family="paragraph" style:parent-style-name="Preformatted_20_Text" style:list-style-name="L3">
      <style:text-properties fo:font-size="10pt" style:font-size-asian="10pt" style:font-size-complex="10pt"/>
    </style:style>
    <style:style style:name="P32" style:family="paragraph" style:parent-style-name="Preformatted_20_Text" style:list-style-name="L4">
      <style:text-properties fo:font-size="10pt" style:font-size-asian="10pt" style:font-size-complex="10pt"/>
    </style:style>
    <style:style style:name="P33" style:family="paragraph" style:parent-style-name="Preformatted_20_Text" style:list-style-name="L5">
      <style:text-properties fo:font-size="10pt" style:font-size-asian="10pt" style:font-size-complex="10pt"/>
    </style:style>
    <style:style style:name="P34" style:family="paragraph" style:parent-style-name="Preformatted_20_Text" style:list-style-name="L6">
      <style:text-properties fo:font-size="10pt" style:font-size-asian="10pt" style:font-size-complex="10pt"/>
    </style:style>
    <style:style style:name="P35" style:family="paragraph" style:parent-style-name="Preformatted_20_Text" style:list-style-name="L7">
      <style:text-properties fo:font-size="10pt" style:font-size-asian="10pt" style:font-size-complex="10pt"/>
    </style:style>
    <style:style style:name="P36" style:family="paragraph" style:parent-style-name="Preformatted_20_Text" style:list-style-name="L5"/>
    <style:style style:name="P37" style:family="paragraph" style:parent-style-name="Preformatted_20_Text" style:list-style-name="L6"/>
    <style:style style:name="P38" style:family="paragraph" style:parent-style-name="Preformatted_20_Text">
      <style:paragraph-properties fo:margin-top="0cm" fo:margin-bottom="0.499cm"/>
    </style:style>
    <style:style style:name="P39" style:family="paragraph" style:parent-style-name="Preformatted_20_Text">
      <style:paragraph-properties fo:margin-left="0cm" fo:margin-right="0cm" fo:margin-top="0cm" fo:margin-bottom="0cm" fo:text-indent="0cm" style:auto-text-indent="false"/>
    </style:style>
    <style:style style:name="P40" style:family="paragraph" style:parent-style-name="Preformatted_20_Text">
      <style:paragraph-properties fo:margin-left="0cm" fo:margin-right="0cm" fo:margin-top="0cm" fo:margin-bottom="0cm" fo:text-indent="0cm" style:auto-text-indent="false"/>
      <style:text-properties fo:font-size="10pt" style:font-size-asian="10pt" style:font-size-complex="10pt"/>
    </style:style>
    <style:style style:name="P41" style:family="paragraph" style:parent-style-name="Preformatted_20_Text" style:list-style-name="L6">
      <style:paragraph-properties fo:margin-left="0cm" fo:margin-right="0cm" fo:margin-top="0cm" fo:margin-bottom="0cm" fo:text-indent="0cm" style:auto-text-indent="false"/>
    </style:style>
    <style:style style:name="P42" style:family="paragraph" style:parent-style-name="Preformatted_20_Text">
      <style:paragraph-properties fo:margin-top="0cm" fo:margin-bottom="0cm"/>
    </style:style>
    <style:style style:name="P43" style:family="paragraph" style:parent-style-name="Preformatted_20_Text" style:list-style-name="L6">
      <style:paragraph-properties fo:margin-top="0cm" fo:margin-bottom="0cm"/>
    </style:style>
    <style:style style:name="P44" style:family="paragraph" style:parent-style-name="Preformatted_20_Text" style:list-style-name="L6">
      <style:paragraph-properties fo:margin-top="0cm" fo:margin-bottom="0cm"/>
      <style:text-properties fo:font-size="10pt" style:font-size-asian="10pt" style:font-size-complex="10pt"/>
    </style:style>
    <style:style style:name="T1" style:family="text">
      <style:text-properties fo:font-style="italic"/>
    </style:style>
    <style:style style:name="T2" style:family="text">
      <style:text-properties fo:font-style="normal" style:font-style-asian="normal" style:font-style-complex="normal"/>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fo:font-size="10pt" fo:font-style="normal" style:font-size-asian="10pt" style:font-style-asian="normal" style:font-size-complex="10pt" style:font-style-complex="normal"/>
    </style:style>
    <style:style style:name="T7" style:family="text">
      <style:text-properties style:font-size-asian="10pt"/>
    </style:style>
    <style:style style:name="T8" style:family="text">
      <style:text-properties style:font-size-complex="10p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fo:font-style="normal" style:text-underline-style="none" fo:font-weight="normal" style:text-blinking="false" fo:background-color="transparent"/>
    </style:style>
    <style:style style:name="T11"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2" style:family="text">
      <style:text-properties style:font-name="Times New Roman"/>
    </style:style>
    <style:style style:name="T1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nuel d'utilisation (partie grammaire)</text:p>
      <text:p text:style-name="P3"/>
      <text:p text:style-name="P4">I – Notions premières de programmation avec 3DWIGS</text:p>
      <text:p text:style-name="P3"/>
      <text:p text:style-name="P3">type (classe), attribut, pointvirg à la fin de chaque ligne, chaines de carac, booléens, point pour les nombres à virgule, énumérations...</text:p>
      <text:p text:style-name="P25"/>
      <text:p text:style-name="P25"><text:bookmark text:name="internal-source-marker_0.28575213160063295"/><text:span text:style-name="T11">1/ Je commente, nous commentons, vous commentez.</text:span><text:line-break/><text:span text:style-name="T10">La description d’un jeu peut être relativement longue. En conséquence vous pouvez utiliser des commentaires qui vous permettront d’organiser votre code. Leur utilisation se fait à l’aide d’un double slash.</text:span><text:line-break/><text:line-break/><text:span text:style-name="T10">//Ceci est un commentaire, le logiciel ignorera cette ligne lors de la génération du jeu.</text:span><text:line-break/><text:line-break/><text:span text:style-name="T11">2/ les types primitifs</text:span><text:line-break/><text:span text:style-name="T10">a) les nombres</text:span><text:line-break/><text:span text:style-name="T10">Les nombres utilisables dans 3DWIGS sont de deux natures : entier relatif ou décimal.</text:span><text:line-break/><text:span text:style-name="T10">Un décimal utilise le point comme séparateur, exemple pour pi : 3.14.</text:span><text:line-break/><text:line-break/><text:span text:style-name="T10">b) les booléens</text:span><text:line-break/><text:span text:style-name="T10">Un booléen peut prendre uniquement deux valeurs : true or false (pour vrai ou faux).</text:span></text:p>
      <text:p text:style-name="P25"><text:line-break/><text:span text:style-name="T10">c) les chaîne de caractères</text:span><text:line-break/><text:span text:style-name="T10">Une chaîne de caractères est une séquence de caractères comme “loup”.</text:span><text:line-break/><text:line-break/><text:span text:style-name="T10">d) identifiant</text:span><text:line-break/><text:span text:style-name="T10">Un identifiant appartient à une sous-famille des chaînes de caractères. Le logiciel n’accepte que des identifiants commençant par une lettre et composés de caractères alpha-numériques auxquels il faut ajouter le tiret (“-”) et l’underscore (“_”).</text:span><text:line-break/><text:line-break/><text:span text:style-name="T11">3/ les types prédéfinis</text:span><text:line-break/><text:span text:style-name="T10">Vous avez à disposition des types prédéfinies qui se réduisent à des types comprenant un certain nombre d’attributs couramment utilisés, cf liste en annexe. </text:span><text:line-break/><text:span text:style-name="T10">3DWIGS utilise un langage qui lui est propre pour créer des jeux. Ce langage décrit les différents éléments d’un jeu. Tout comme n'importe quel langage de programmation, ce langage nécessite un petit apprentissage. Voici le détail de son utilisation.</text:span><text:line-break/></text:p>
      <text:h text:style-name="P29" text:outline-level="3">II - Organisation du jeu</text:h>
      <text:p text:style-name="P3">Un code écrit avec 3DWIGS est découpé en sept partie :</text:p>
      <text:p text:style-name="P6"/>
      <text:list xml:id="list34382143" text:style-name="L1">
        <text:list-item>
          <text:p text:style-name="P10"><text:span text:style-name="T5">Partie </text:span><text:span text:style-name="Strong_20_Emphasis"><text:span text:style-name="T5">Description du jeu</text:span></text:span><text:span text:style-name="T4"> </text:span></text:p>
        </text:list-item>
        <text:list-item>
          <text:p text:style-name="P10"><text:span text:style-name="T5">Partie </text:span><text:span text:style-name="Strong_20_Emphasis"><text:span text:style-name="T5">Déclaration de nouveaux types</text:span></text:span><text:span text:style-name="T4"> </text:span></text:p>
        </text:list-item>
        <text:list-item>
          <text:p text:style-name="P10"><text:span text:style-name="T5">Partie </text:span><text:span text:style-name="Strong_20_Emphasis"><text:span text:style-name="T5">Initialisations</text:span></text:span><text:span text:style-name="T4"> </text:span></text:p>
        </text:list-item>
        <text:list-item>
          <text:p text:style-name="P10"><text:span text:style-name="T5">Partie </text:span><text:span text:style-name="Strong_20_Emphasis"><text:span text:style-name="T5">Définitions</text:span></text:span><text:span text:style-name="T4"> </text:span></text:p>
        </text:list-item>
        <text:list-item>
          <text:p text:style-name="P10"><text:span text:style-name="T5">Partie </text:span><text:span text:style-name="Strong_20_Emphasis"><text:span text:style-name="T5">Commandes</text:span></text:span><text:span text:style-name="T4"> </text:span></text:p>
        </text:list-item>
        <text:list-item>
          <text:p text:style-name="P10"><text:span text:style-name="T5">Partie </text:span><text:span text:style-name="Strong_20_Emphasis"><text:span text:style-name="T5">Règles du jeu</text:span></text:span><text:span text:style-name="T4"> </text:span></text:p>
        </text:list-item>
        <text:list-item>
          <text:p text:style-name="P8"><text:span text:style-name="T5">Partie </text:span><text:span text:style-name="Strong_20_Emphasis"><text:span text:style-name="T5">Intelligence Artificielle</text:span></text:span><text:span text:style-name="T4"> </text:span></text:p>
        </text:list-item>
      </text:list>
      <text:p text:style-name="P3"/>
      <text:p text:style-name="P3">Il faut que le code soit écrit dans cet ordre pour qu'il soit valide.</text:p>
      <text:p text:style-name="P3"/>
      <text:p text:style-name="P7"><text:span text:style-name="Strong_20_Emphasis"><text:span text:style-name="T6">III - Explications</text:span></text:span></text:p>
      <text:p text:style-name="P7"><text:span text:style-name="Strong_20_Emphasis"><text:span text:style-name="T5"/></text:span></text:p>
      <text:p text:style-name="Standard"><text:span text:style-name="T4">1) </text:span><text:span text:style-name="T5">Partie </text:span><text:span text:style-name="Strong_20_Emphasis"><text:span text:style-name="T5">Description du jeu</text:span></text:span><text:span text:style-name="T4"> </text:span></text:p>
      <text:p text:style-name="P3"/>
      <text:p text:style-name="P3">Cette partie permet de décrire le jeu de manière globale (classe game) :</text:p>
      <text:p text:style-name="P2">game has [attribut] at [valeur de l'attribut];</text:p>
      <text:p text:style-name="P3">Les attributs sont :</text:p>
      <text:list xml:id="list34398881" text:style-name="L2">
        <text:list-item>
          <text:p text:style-name="P18"><text:soft-page-break/>name : le nom de votre jeu (chaine de caractère).</text:p>
        </text:list-item>
        <text:list-item>
          <text:p text:style-name="P18">gravity : la gravité globale de l'environnement 3D (soit une valeur numérique pour une gravité verticale vers le bas, soit 3 valeurs numériques pour un vecteur).</text:p>
        </text:list-item>
        <text:list-item>
          <text:p text:style-name="P9">world : l'environnement de jeu (une énumération). Peut être soit 'generic' pour un environnement neutre, 'grid' pour un environnement découpé en cases et 'ribbon' pour un environnement linéaire adapté pour les jeux de type course. </text:p>
        </text:list-item>
        <text:list-item>
          <text:p text:style-name="P9">gridsize : la taille d'un carreau de la grille si l'attribut 'world' de 'game' est à 'grid' (valeur numérique à 1 par défaut).</text:p>
        </text:list-item>
        <text:list-item>
          <text:p text:style-name="P9">turnbased : le mode du jeu, tour par tour ou temps-réel (booléen à faux par défaut pour un jeu en temps réel).</text:p>
        </text:list-item>
        <text:list-item>
          <text:p text:style-name="P9">ranking : le classement de chaque joueur (liste de joueurs, vide par défaut).</text:p>
        </text:list-item>
      </text:list>
      <text:p text:style-name="P3"/>
      <text:p text:style-name="P3">exemple :</text:p>
      <text:p text:style-name="P1">game has gravity at 10, name at "Mon Jeu"; </text:p>
      <text:p text:style-name="P3"/>
      <text:p text:style-name="Standard"><text:span text:style-name="T4">2) </text:span><text:span text:style-name="T5">Partie </text:span><text:span text:style-name="Strong_20_Emphasis"><text:span text:style-name="T5">Déclaration de nouveaux types</text:span></text:span><text:span text:style-name="T4"> </text:span></text:p>
      <text:p text:style-name="P3"/>
      <text:p text:style-name="P3">Cette partie permet de déclarer de nouveaux types issus d'un ou de plusieurs types primitifs du logiciel (voir en annexes) : </text:p>
      <text:p text:style-name="P1">type [nom nouveau type] is [type primitif]; </text:p>
      <text:p text:style-name="P1">type [nom nouveau type] is [type primitif 1] and [type primitif 2] and [type primitif n]; </text:p>
      <text:p text:style-name="P3"/>
      <text:p text:style-name="P3">Les types primitifs doivent exister et être différents s'il y en a plusieurs. Il est possible d'appeler un type que l'on vient de créer :</text:p>
      <text:p text:style-name="P3"/>
      <text:p text:style-name="P3">exemple :</text:p>
      <text:p text:style-name="P1">type NouveauType is Vehicle and Weapon;</text:p>
      <text:p text:style-name="P1">type NouveauType2 is Character and NouveauType;</text:p>
      <text:p text:style-name="P3"/>
      <text:p text:style-name="P3">Les types primitifs 'Vehicle', 'Weapon' et 'Character' existent. 'NouveauType' existe aussi lorsque NouveauType2 est créé, le code est valide.</text:p>
      <text:p text:style-name="P3">NouveauType et NouveauType2 pourront servir dans les parties suivantes comme des type primitifs normaux. Les attributs et spécificités de chaque types primitifs sont copiés dans le type ainsi créé.</text:p>
      <text:p text:style-name="P3"/>
      <text:p text:style-name="P3"/>
      <text:p text:style-name="P3">3) <text:span text:style-name="T1">Partie </text:span><text:span text:style-name="Strong_20_Emphasis"><text:span text:style-name="T1">Initialisations</text:span></text:span> </text:p>
      <text:p text:style-name="P3"/>
      <text:p text:style-name="P3">Cette partie permet de créer des entités et de les initialiser :</text:p>
      <text:p text:style-name="P3"/>
      <text:p text:style-name="P4">a) Création d'une entité :</text:p>
      <text:p text:style-name="P3"/>
      <text:p text:style-name="P1">[nom de l'entité] is [type];</text:p>
      <text:p text:style-name="P3"/>
      <text:p text:style-name="P3">Un objet est créé à partir d'un type primitif, ou d'un type créé précédemment. </text:p>
      <text:p text:style-name="P3"/>
      <text:p text:style-name="P1">entité1 is NouveauType;</text:p>
      <text:p text:style-name="P1">arme1 is Weapon;</text:p>
      <text:p text:style-name="P3"/>
      <text:p text:style-name="P3">Il est possible de spécifier que la représentation 3D de l'entité pourra être générée plusieurs fois en même temps le jeu :</text:p>
      <text:p text:style-name="P3"/>
      <text:p text:style-name="P1">[nom de l'entité] is [type] duplicable;</text:p>
      <text:p text:style-name="P3"/>
      <text:p text:style-name="P1">pilier is Obstacle duplicable;</text:p>
      <text:p text:style-name="P3"/>
      <text:p text:style-name="P4">b) Déclaration d'un joueur ou d'une équipe</text:p>
      <text:p text:style-name="P3"/>
      <text:p text:style-name="P1">[nom du joueur] is Player;</text:p>
      <text:p text:style-name="P1">[nom de l'équipe] is Team;</text:p>
      <text:p text:style-name="P3"/>
      <text:p text:style-name="P3">Un joueur peut être déclaré comme n'appartenant pas à une équipe spécifique.</text:p>
      <text:p text:style-name="P3"><text:soft-page-break/></text:p>
      <text:p text:style-name="P1">[nom du joueur] is Player solo;</text:p>
      <text:p text:style-name="P3"/>
      <text:p text:style-name="P3">Un joueur peut ensuite être déclaré en tant qu'humain ou intelligence artificielle, il faut alors préciser le nom de l'IA qui sera définie ensuite dans la partie IntelligenceArtificielle.</text:p>
      <text:p text:style-name="P3"/>
      <text:p text:style-name="P1">joueur1 has controller at "human";</text:p>
      <text:p text:style-name="P1">joueur2 has controller at "ia1";</text:p>
      <text:p text:style-name="P3"/>
      <text:p text:style-name="P3">Une équipe est un regroupement de joueurs et/ou d'équipes.</text:p>
      <text:p text:style-name="P3"/>
      <text:p text:style-name="P4">c) Initialisation des attributs d'une entité :</text:p>
      <text:p text:style-name="P3"/>
      <text:p text:style-name="P1">[entité] has [attribut de l'entité] at [nouvelle valeur de l'attribut];</text:p>
      <text:p text:style-name="P3">La valeur de l'attribut doit être du type attendu par l'attribut. Par exemple, on ne met pas de valeur numérique pour un attribut de type booléen.</text:p>
      <text:p text:style-name="P3"/>
      <text:p text:style-name="P1">entite1 has life at 100;</text:p>
      <text:p text:style-name="P3"/>
      <text:p text:style-name="P4">d) Déclaration de la possession d'une entité par une autre :</text:p>
      <text:p text:style-name="P3"/>
      <text:p text:style-name="P1">[entité qui possède] has [entité possédée];</text:p>
      <text:p text:style-name="P3"/>
      <text:p text:style-name="P1">entite1 has arme1;</text:p>
      <text:p text:style-name="P3"/>
      <text:p text:style-name="P3">Pour cet exemple, 'entité1' va posséder 'arme1', les transformations appliquées à 'entité1' se répercuteront sur 'arme1'.</text:p>
      <text:p text:style-name="P3">Il est aussi possible de placer des joueurs (type Player) dans une équipe (type Team).</text:p>
      <text:p text:style-name="P3"/>
      <text:p text:style-name="P4">e) Déclaration d'une liste où seront regroupées plusieurs entités :</text:p>
      <text:p text:style-name="P3"/>
      <text:p text:style-name="P1">[entité qui possède] is list of [élément 1];</text:p>
      <text:p text:style-name="P3"/>
      <text:p text:style-name="P1">entite1 has arme1;</text:p>
      <text:p text:style-name="P3"/>
      <text:list xml:id="list37356430" text:continue-list="list34382143" text:style-name="L1">
        <text:list-header>
          <text:p text:style-name="P12"><text:span text:style-name="T1"/></text:p>
          <text:p text:style-name="P12"><text:span text:style-name="T2">4) </text:span><text:span text:style-name="T1">Partie </text:span><text:span text:style-name="Strong_20_Emphasis"><text:span text:style-name="T1">Définitions</text:span></text:span> </text:p>
        </text:list-header>
      </text:list>
      <text:p text:style-name="P3"/>
      <text:p text:style-name="P3">Cette partie permet de créer des bouts de code réutilisables dans la partie Commandes et règles du jeu à l'aide de son nom. </text:p>
      <text:p text:style-name="P3"/>
      <text:p text:style-name="Preformatted_20_Text"><text:span text:style-name="T4">definition [nom de la définition] means [corps de la définition];</text:span></text:p>
      <text:p text:style-name="P3"/>
      <text:p text:style-name="P3">Le corps d'une définition contient une ou plusieurs instructions séparées par des virgules.</text:p>
      <text:p text:style-name="P1">definition [nom de la définition] means</text:p>
      <text:p text:style-name="P1"><text:tab/>[instruction 1],</text:p>
      <text:p text:style-name="P1"><text:tab/>[instruction 2],</text:p>
      <text:p text:style-name="P1"><text:tab/>[instruction n];</text:p>
      <text:p text:style-name="P3"/>
      <text:p text:style-name="P3">Les instructions sont variées :</text:p>
      <text:p text:style-name="P3"/>
      <text:p text:style-name="P3"><text:span text:style-name="T13">a) Appel d'une autre définition :</text:span></text:p>
      <text:p text:style-name="P3"/>
      <text:p text:style-name="P3">Une autre définition peut être appelée avec son nom mais cette définition doit avoir été déclarée avant.</text:p>
      <text:p text:style-name="P3"/>
      <text:p text:style-name="P1">definition def1 means</text:p>
      <text:p text:style-name="P1"><text:tab/>generate entite1;</text:p>
      <text:p text:style-name="P3"/>
      <text:p text:style-name="P1">definition def2 means</text:p>
      <text:p text:style-name="P1"><text:tab/>def1;</text:p>
      <text:p text:style-name="P3"/>
      <text:p text:style-name="P4">b) Conditions</text:p>
      <text:p text:style-name="P3"/>
      <text:p text:style-name="P1">if [condition] then [corps de la condition] endif;</text:p>
      <text:p text:style-name="P3"><text:soft-page-break/></text:p>
      <text:p text:style-name="P3">La condition est une opération de test (booléenne) :</text:p>
      <text:list xml:id="list35172834" text:style-name="L3">
        <text:list-item>
          <text:p text:style-name="P19">test numérique de l'attribut d'un objet (avec les opérateurs '=', '&lt;', '&gt;', '&lt;=', '&gt;=', !=) : </text:p>
          <text:p text:style-name="P31">life of entite1 &gt;= 0 <text:span text:style-name="T12">// la vie de 'entite1' doit être supérieure ou égale à 0</text:span></text:p>
        </text:list-item>
        <text:list-item>
          <text:p text:style-name="P26"><text:span text:style-name="T4">test de l'attribut d'un objet non-numérique <text:s/>(avec l'opérateurs '=') :</text:span></text:p>
          <text:p text:style-name="P31">name of entite1 = "Entité"</text:p>
        </text:list-item>
      </text:list>
      <text:list xml:id="list35211272" text:style-name="L4">
        <text:list-item>
          <text:p text:style-name="P20">test de l'état d'un objet :</text:p>
          <text:p text:style-name="P32">entite1 is dead <text:span text:style-name="T12">// pour appeler cette condition, entite1 doit avoir un attribut life</text:span></text:p>
        </text:list-item>
      </text:list>
      <text:p text:style-name="P3"><text:tab/>Ces états sont 'dead', 'alive', 'generated', 'effaced', 'touching' [nom d'entité], 'moving', 'waiting'</text:p>
      <text:list xml:id="list35404493" text:style-name="L5">
        <text:list-item>
          <text:p text:style-name="P21">test de la précence d'un élément dans une liste :</text:p>
          <text:p text:style-name="P33">liste1 contains element1</text:p>
        </text:list-item>
        <text:list-item>
          <text:p text:style-name="P21">test de la victoire ou de la défaite d'un joueur ou d'une équipe :</text:p>
          <text:p text:style-name="P36"><text:span text:style-name="T4">defeat of joueur1</text:span></text:p>
          <text:p text:style-name="P36"><text:span text:style-name="T4">victory of joueur2</text:span></text:p>
        </text:list-item>
      </text:list>
      <text:p text:style-name="P3"/>
      <text:p text:style-name="P3">Il est possible de combiner plusieurs condition à l'aide d'opérateurs logiques ('and', 'or', 'not') afin de n'en former qu'une :</text:p>
      <text:p text:style-name="P1">( life of entite1 != 0 and (life of entite2 &gt; 0 or (not entite3 is dead)) )</text:p>
      <text:p text:style-name="P3">Ici, pour que la condition soit validée, la vie de 'entite1' ne doit pas être égale à 0 (!=), mais aussi, la vie de 'entite2' doit être supérieur à 0 ou alors, 'entite3' doit être en vie.</text:p>
      <text:p text:style-name="P3"/>
      <text:p text:style-name="P3">Des parenthèse peuvent être utiles pour séparer les différents blocs de condition selon la priorité des opérateurs ou pour plus de lisibilité mais elles ne sont pas obligatoires.</text:p>
      <text:p text:style-name="P3"/>
      <text:p text:style-name="P3">Si la condition est validée, le corps de la condition s'exécute, sinon il est ignoré. Ce corps est aussi une suite d'instructions :</text:p>
      <text:p text:style-name="P1">if [condition] then</text:p>
      <text:p text:style-name="P1"><text:tab/>[instruction 1],</text:p>
      <text:p text:style-name="P1"><text:tab/>[instruction 2],</text:p>
      <text:p text:style-name="P1"><text:tab/>[instruction n]</text:p>
      <text:p text:style-name="P1">endif</text:p>
      <text:p text:style-name="P3"/>
      <text:p text:style-name="P3">Il est possible d'ajouter d'autres instructions si la condition n'est pas validée :</text:p>
      <text:p text:style-name="P3"/>
      <text:p text:style-name="P1">if [condition] then [corps n°1] else [corps n°2] endif</text:p>
      <text:p text:style-name="P3"/>
      <text:p text:style-name="P4">c) Action</text:p>
      <text:p text:style-name="P3"/>
      <text:p text:style-name="P3">Une entité peut faire des actions :</text:p>
      <text:list xml:id="list37206029" text:style-name="L7">
        <text:list-item>
          <text:p text:style-name="P23">sauter avec une certaine force :</text:p>
          <text:p text:style-name="P35">entite1 jumps by 5</text:p>
        </text:list-item>
        <text:list-item>
          <text:p text:style-name="P23">attraper une autre entité :</text:p>
          <text:p text:style-name="P35">entite1 grasps entite2</text:p>
        </text:list-item>
        <text:list-item>
          <text:p text:style-name="P23">ingérer une entité (la deuxième entité disparaît et la première la possède) :</text:p>
          <text:p text:style-name="P35">entite1 ingest entite2 in inventaire1</text:p>
        </text:list-item>
        <text:list-item>
          <text:p text:style-name="P23">expulser une entité possédée par une autre avec une certaine force :</text:p>
          <text:p text:style-name="P35">entite1 expels entite2 by 10</text:p>
        </text:list-item>
        <text:list-item>
          <text:p text:style-name="P28"><text:span text:style-name="T4">effectuer une translation :</text:span></text:p>
          <text:p text:style-name="P35">entite1 move forward by 5</text:p>
          <text:p text:style-name="P23">Ces translations sont 'forward', 'backward', 'right', 'left', 'up', 'down'</text:p>
        </text:list-item>
        <text:list-item>
          <text:p text:style-name="P23">effectuer une rotation :</text:p>
          <text:p text:style-name="P35">entite1 turn right by 20</text:p>
          <text:p text:style-name="P23">Ces rotations sont 'clockwise', 'anticlockwise', 'right', 'left', 'up', 'down'</text:p>
        </text:list-item>
        <text:list-item>
          <text:p text:style-name="P23">accélérer si l'entité a une vitesse :</text:p>
          <text:p text:style-name="P35">voiture1 accelerate by 10</text:p>
        </text:list-item>
        <text:list-item>
          <text:p text:style-name="P23">freiner si l'entité a une vitesse :</text:p>
          <text:p text:style-name="P35">voiture1 brake by 5</text:p>
        </text:list-item>
      </text:list>
      <text:p text:style-name="P3"/>
      <text:p text:style-name="P4">d) Génération / effacement de la représentation 3D d'une entité </text:p>
      <text:p text:style-name="P3"/>
      <text:p text:style-name="P1">generate entite1</text:p>
      <text:p text:style-name="P1"><text:soft-page-break/>efface entite2</text:p>
      <text:p text:style-name="P3"/>
      <text:p text:style-name="P4">e) Attente </text:p>
      <text:p text:style-name="P3"/>
      <text:p text:style-name="P1">wait [valeur du temps] then [suite d'instruction] endwait</text:p>
      <text:p text:style-name="P3"/>
      <text:p text:style-name="P3">Permet d'attendre un instant donné puis d'éxecuter les instructions qui sont à l'intérieur.</text:p>
      <text:p text:style-name="P3">La valeur du temps peut être exprimée en minutes('min'), secondes('s'), millisecondes ('ms') ou images ('frames').</text:p>
      <text:p text:style-name="P3"/>
      <text:p text:style-name="P1">wait 5 s then ...</text:p>
      <text:p text:style-name="P3"/>
      <text:p text:style-name="P4">f) Affectation</text:p>
      <text:p text:style-name="P3"/>
      <text:p text:style-name="P1">assign true to active of camera1 //assigne une valeur à l'attribut</text:p>
      <text:p text:style-name="P1">add 5 to life of entite1 //ajoute la valeur</text:p>
      <text:p text:style-name="P1">sub 5 to life of entite1 //soustrait la valeur</text:p>
      <text:p text:style-name="Preformatted_20_Text"><text:span text:style-name="T4">invert life of entite1 with life of entite2 //intervertit les deux valeurs</text:span></text:p>
      <text:p text:style-name="P3"/>
      <text:p text:style-name="P4">g) Activation / désactivation de commandes</text:p>
      <text:p text:style-name="P3"/>
      <text:p text:style-name="P1">activate commands</text:p>
      <text:p text:style-name="P1">desactivate commands</text:p>
      <text:p text:style-name="P3"/>
      <text:p text:style-name="P3">Il est possible de n'activer / désactiver qu'une commande ou seulement le clavier ou la souris :</text:p>
      <text:p text:style-name="P3"/>
      <text:p text:style-name="P1">activate key A</text:p>
      <text:p text:style-name="P1">activate mouse rClick</text:p>
      <text:p text:style-name="P3"/>
      <text:p text:style-name="P4">h) Victoire d'une équipe ou d'un joueur :</text:p>
      <text:p text:style-name="P3"/>
      <text:p text:style-name="P1">victory of joueur1</text:p>
      <text:p text:style-name="P1">defeat of equipeRouge</text:p>
      <text:p text:style-name="P3"/>
      <text:p text:style-name="P3">Un message peut être affiché :</text:p>
      <text:p text:style-name="P3"/>
      <text:p text:style-name="P1">victory of joueur1 : "Victoire du joueur 1 !"</text:p>
      <text:p text:style-name="P3"/>
      <text:p text:style-name="P4">i) Arrêt du jeu :</text:p>
      <text:p text:style-name="P3"/>
      <text:p text:style-name="P1">game ends</text:p>
      <text:p text:style-name="P1">game pause</text:p>
      <text:p text:style-name="P3"/>
      <text:p text:style-name="P3">Avec cette instruction, le jeu s'arrête. Si le jeu est en pause, une commande spécifique au logiciel permet de le reprendre. Un message peut être affiché :</text:p>
      <text:p text:style-name="P3"/>
      <text:p text:style-name="P1">game ends : "Le jeu est fini !"</text:p>
      <text:p text:style-name="P3"/>
      <text:p text:style-name="P4">j) Changement de tour d'un joueur :</text:p>
      <text:p text:style-name="P3"/>
      <text:p text:style-name="P3">Cette instruction n'est utile que si le mode tour par tour est actif (attribut 'turnbased' de game) :</text:p>
      <text:p text:style-name="P3"/>
      <text:p text:style-name="P1">nextturn joueur2</text:p>
      <text:p text:style-name="P3"/>
      <text:p text:style-name="P3"/>
      <text:list xml:id="list37334800" text:continue-list="list37356430" text:style-name="L1">
        <text:list-header>
          <text:p text:style-name="P13"><text:span text:style-name="T6">5) </text:span><text:span text:style-name="T5">Partie </text:span><text:span text:style-name="Strong_20_Emphasis"><text:span text:style-name="T5">Commandes</text:span></text:span><text:span text:style-name="T4"> </text:span></text:p>
        </text:list-header>
      </text:list>
      <text:p text:style-name="P15"><text:span text:style-name="T4"/></text:p>
      <text:p text:style-name="P15">Les définitions créées plus haut peuvent être assignées à des commandes afin de permettre au joueur (humain obligatoirement) d'interagir avec l'environnement 3D. </text:p>
      <text:p text:style-name="P15"><text:span text:style-name="T4"/></text:p>
      <text:p text:style-name="P40">command for [nom du joueur] is </text:p>
      <text:p text:style-name="P40"><text:tab/>[commande n°1] for [définition de la commande n°1],</text:p>
      <text:p text:style-name="P40"><text:tab/>[commande n°2] for [définition de la commande n°2],</text:p>
      <text:p text:style-name="P40"><text:soft-page-break/><text:tab/>[commande n] for [définition de la commande n];</text:p>
      <text:p text:style-name="P15"><text:span text:style-name="T4"/></text:p>
      <text:p text:style-name="P15">(voir 'command' en annexe)</text:p>
      <text:p text:style-name="P15"><text:span text:style-name="T4"/></text:p>
      <text:p text:style-name="P15">Les commandes assignées sont relatives aux touches du clavier, </text:p>
      <text:p text:style-name="P15"><text:span text:style-name="T4"/></text:p>
      <text:p text:style-name="P15">Deux joueurs peuvent aussi se partager des commandes si le mode tour par tour est actif (attribut 'turnbased' de game) :</text:p>
      <text:p text:style-name="P15"/>
      <text:p text:style-name="P40">command for joueur1, joueur2 is </text:p>
      <text:p text:style-name="P38"><text:tab/>key right for def1;</text:p>
      <text:p text:style-name="P15"><text:span text:style-name="T4"/></text:p>
      <text:list xml:id="list37343426" text:continue-numbering="true" text:style-name="L1">
        <text:list-header>
          <text:p text:style-name="P13"><text:span text:style-name="T6">6) </text:span><text:span text:style-name="T5">Partie </text:span><text:span text:style-name="Strong_20_Emphasis"><text:span text:style-name="T5">Règles du jeu</text:span></text:span><text:span text:style-name="T4"> </text:span></text:p>
        </text:list-header>
      </text:list>
      <text:p text:style-name="P14"><text:span text:style-name="T4"/></text:p>
      <text:p text:style-name="P14"><text:span text:style-name="T4"/></text:p>
      <text:p text:style-name="P14"><text:span text:style-name="T4">Les règles du jeu contiennent des appels de définition déjà créées auparavant et peuvent être appelées uniquement si le déclencheur devient valide au cours du jeu :</text:span></text:p>
      <text:p text:style-name="P14"><text:span text:style-name="T4"/></text:p>
      <text:p text:style-name="P39"><text:span text:style-name="T4">rule [déclencheur] then </text:span></text:p>
      <text:p text:style-name="P39"><text:span text:style-name="T4"><text:tab/>[nom de définition 1],</text:span></text:p>
      <text:p text:style-name="P39"><text:span text:style-name="T4"><text:tab/>[nom de définition 2],</text:span></text:p>
      <text:p text:style-name="P39"><text:span text:style-name="T4"><text:tab/>[nom de définition n];</text:span></text:p>
      <text:p text:style-name="P14"><text:span text:style-name="T4"/></text:p>
      <text:p text:style-name="P14"><text:span text:style-name="T4">Le déclencheur d'une règle est un événement qui se produit en cours de jeu à un moment précis. Il peut être :</text:span></text:p>
      <text:list xml:id="list36283267" text:style-name="L6">
        <text:list-item>
          <text:p text:style-name="P11"><text:span text:style-name="T4">le début du jeu :</text:span></text:p>
          <text:p text:style-name="P44">game starts </text:p>
        </text:list-item>
        <text:list-item>
          <text:p text:style-name="P22">test d'égalité pour l'attribut d'un objet : </text:p>
          <text:p text:style-name="P34">life of entite1 becomes 0</text:p>
          <text:p text:style-name="P34">name of entite1 becomes "Entité"</text:p>
        </text:list-item>
        <text:list-item>
          <text:p text:style-name="P22">test de l'état changé d'un objet :</text:p>
          <text:p text:style-name="P34">entite1 dies <text:span text:style-name="T12">// pour ce déclencheur, entite1 doit avoir un attribut life</text:span></text:p>
          <text:p text:style-name="P27"><text:span text:style-name="T4">Ces états sont 'dies', 'moves', 'touches' [nom d'entité], 'kills' [nom d'entité], 'gets', 'touched by' [nom d'entité], 'killed by' [nom d'entité]</text:span></text:p>
        </text:list-item>
        <text:list-item>
          <text:p text:style-name="P22">test de la victoire ou de la défaite d'un joueur ou d'une équipe :</text:p>
          <text:p text:style-name="P37"><text:span text:style-name="T4">defeat of joueur1</text:span></text:p>
          <text:p text:style-name="P43"><text:span text:style-name="T4">victory of joueur2</text:span></text:p>
        </text:list-item>
        <text:list-item>
          <text:p text:style-name="P22">aucun test (le contenu de la règle s'exécute tout le temps) :</text:p>
          <text:p text:style-name="P43"><text:span text:style-name="T4">true</text:span></text:p>
        </text:list-item>
      </text:list>
      <text:p text:style-name="P14"><text:span text:style-name="T4"/></text:p>
      <text:p text:style-name="P14"><text:span text:style-name="T4">Deux règles du jeu ayant le même déclencheur seront appelées au même moment et leurs instructions s'exécuteront en parallèle.</text:span></text:p>
      <text:p text:style-name="P14"><text:span text:style-name="T4"/></text:p>
      <text:p text:style-name="P14"><text:span text:style-name="T4"/></text:p>
      <text:list xml:id="list37348832" text:continue-list="list37343426" text:style-name="L1">
        <text:list-header>
          <text:p text:style-name="P13"><text:span text:style-name="T6">7) </text:span><text:span text:style-name="T5">Partie </text:span><text:span text:style-name="Strong_20_Emphasis"><text:span text:style-name="T5">Intelligence Artificielle</text:span></text:span><text:span text:style-name="T4"> </text:span></text:p>
        </text:list-header>
      </text:list>
      <text:p text:style-name="P14"><text:span text:style-name="T4"/></text:p>
      <text:p text:style-name="P14"><text:span text:style-name="T4">Cette partie permet de décrire comment l'ordinateur va se comporter en tant que joueur. Une IA regroupe une série de règles du jeu. </text:span></text:p>
      <text:p text:style-name="P14"><text:span text:style-name="T4"/></text:p>
      <text:p text:style-name="P39"><text:span text:style-name="T4">ai [nom de l'ia] is</text:span></text:p>
      <text:p text:style-name="P42"><text:tab/>rule [déclencheur] then [suite de définitions],</text:p>
      <text:p text:style-name="P42"><text:tab/>rule [déclencheur] then [suite de définitions];</text:p>
      <text:p text:style-name="P14"><text:span text:style-name="T4"/></text:p>
      <text:p text:style-name="P1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umberland AMT" svg:font-family="'Cumberland A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MS PGothic" style:font-size-asian="10pt" style:font-name-complex="Cumberland AMT"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01M12S</meta:editing-duration>
    <meta:editing-cycles>106</meta:editing-cycles>
    <meta:generator>OpenOffice.org/3.2$Win32 OpenOffice.org_project/320m12$Build-9483</meta:generator>
    <dc:date>2011-04-29T17:22:01.72</dc:date>
    <meta:document-statistic meta:table-count="0" meta:image-count="0" meta:object-count="0" meta:page-count="6" meta:paragraph-count="200" meta:word-count="2019" meta:character-count="11985"/>
    <meta:user-defined meta:name="Info 1"/>
    <meta:user-defined meta:name="Info 2"/>
    <meta:user-defined meta:name="Info 3"/>
    <meta:user-defined meta:name="Info 4"/>
  </office:meta>
</office:document-meta>
</file>